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4" table:formula="of:=AVERAGE([.B2:.B7])" office:value-type="float" office:value="0.817" calcext:value-type="float">
            <text:p>0.817</text:p>
          </table:table-cell>
          <table:table-cell table:style-name="ce5" table:formula="of:=AVERAGE([.C2:.C7])" office:value-type="float" office:value="0.7885" calcext:value-type="float">
            <text:p>0.789</text:p>
          </table:table-cell>
          <table:table-cell table:style-name="ce5" table:formula="of:=AVERAGE([.D2:.D7])" office:value-type="float" office:value="0.765" calcext:value-type="float">
            <text:p>0.765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" calcext:value-type="float">
            <text:p>0.000</text:p>
          </table:table-cell>
          <table:table-cell table:style-name="ce5" table:formula="of:=STDEV([.C2:.C7])" office:value-type="float" office:value="0.00212132034355964" calcext:value-type="float">
            <text:p>0.002</text:p>
          </table:table-cell>
          <table:table-cell table:style-name="ce5" table:formula="of:=STDEV([.D2:.D7])" office:value-type="float" office:value="0.0523259018078046" calcext:value-type="float">
            <text:p>0.05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09:32.239305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01T11:18:44.314207061</dc:date>
    <meta:editing-duration>PT23M44S</meta:editing-duration>
    <meta:editing-cycles>8</meta:editing-cycles>
    <meta:document-statistic meta:table-count="1" meta:cell-count="26" meta:object-count="0"/>
  </office:meta>
</office:document-meta>
</file>